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a095" officeooo:paragraph-rsid="0015a095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b6a70" officeooo:paragraph-rsid="001b6a70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f82ff" officeooo:paragraph-rsid="000f82ff"/>
    </style:style>
    <style:style style:name="P8" style:family="paragraph" style:parent-style-name="Azione_20_attore" style:list-style-name="L1">
      <style:text-properties officeooo:rsid="000f82ff" officeooo:paragraph-rsid="000f82ff"/>
    </style:style>
    <style:style style:name="P9" style:family="paragraph" style:parent-style-name="Azione_20_attore" style:list-style-name="L1">
      <style:text-properties officeooo:rsid="000f82ff" officeooo:paragraph-rsid="0010d2c3"/>
    </style:style>
    <style:style style:name="P10" style:family="paragraph" style:parent-style-name="Azione_20_attore">
      <style:text-properties officeooo:paragraph-rsid="000f82ff"/>
    </style:style>
    <style:style style:name="P11" style:family="paragraph" style:parent-style-name="Azione_20_attore" style:list-style-name="L1">
      <style:text-properties officeooo:rsid="0010d2c3" officeooo:paragraph-rsid="0010d2c3"/>
    </style:style>
    <style:style style:name="P12" style:family="paragraph" style:parent-style-name="Azione_20_attore" style:list-style-name="Numerazione_20_UC">
      <style:text-properties officeooo:rsid="0010d2c3" officeooo:paragraph-rsid="001e23ba"/>
    </style:style>
    <style:style style:name="P13" style:family="paragraph" style:parent-style-name="Azione_20_attore">
      <style:text-properties officeooo:rsid="0010d2c3" officeooo:paragraph-rsid="001e23ba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officeooo:paragraph-rsid="0010d2c3"/>
    </style:style>
    <style:style style:name="P17" style:family="paragraph" style:parent-style-name="Azione_20_attore">
      <style:paragraph-properties fo:margin-left="0cm" fo:margin-right="0cm" fo:text-indent="0cm" style:auto-text-indent="false"/>
      <style:text-properties officeooo:paragraph-rsid="001e23ba"/>
    </style:style>
    <style:style style:name="P18" style:family="paragraph" style:parent-style-name="Azione_20_sistema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0f82ff"/>
    </style:style>
    <style:style style:name="P20" style:family="paragraph" style:parent-style-name="Azione_20_sistema" style:list-style-name="L1">
      <style:text-properties officeooo:rsid="000f82ff" officeooo:paragraph-rsid="0010d2c3"/>
    </style:style>
    <style:style style:name="P21" style:family="paragraph" style:parent-style-name="Azione_20_sistema" style:list-style-name="L1">
      <style:text-properties officeooo:rsid="0010d2c3" officeooo:paragraph-rsid="0010d2c3"/>
    </style:style>
    <style:style style:name="P22" style:family="paragraph" style:parent-style-name="Azione_20_sistema" style:list-style-name="Numerazione_20_UC">
      <style:text-properties officeooo:rsid="0010d2c3" officeooo:paragraph-rsid="001e23ba"/>
    </style:style>
    <style:style style:name="P23" style:family="paragraph" style:parent-style-name="Azione_20_sistema">
      <style:text-properties officeooo:rsid="0010d2c3" officeooo:paragraph-rsid="001e23ba"/>
    </style:style>
    <style:style style:name="P24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5" style:family="paragraph" style:parent-style-name="Azione_20_sistema">
      <style:paragraph-properties fo:margin-left="0cm" fo:margin-right="0cm" fo:text-indent="0cm" style:auto-text-indent="false"/>
      <style:text-properties officeooo:rsid="0010d2c3" officeooo:paragraph-rsid="001e23ba"/>
    </style:style>
    <style:style style:name="P26" style:family="paragraph" style:parent-style-name="Table_20_Contents" style:list-style-name="L2">
      <style:text-properties officeooo:rsid="000e712e" officeooo:paragraph-rsid="000e712e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99043"/>
    </style:style>
    <style:style style:name="T9" style:family="text">
      <style:text-properties officeooo:rsid="001b6a70"/>
    </style:style>
    <style:style style:name="T10" style:family="text">
      <style:text-properties officeooo:rsid="001d2472"/>
    </style:style>
    <style:style style:name="T11" style:family="text">
      <style:text-properties officeooo:rsid="001e23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8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07693" text:style-name="Numerazione_20_UC">
              <text:list-item text:start-value="1">
                <text:p text:style-name="P7">L'utente accede alla pagina contente il form di compilazione.</text:p>
                <text:p text:style-name="P18"/>
              </text:list-item>
              <text:list-item>
                <text:p text:style-name="P18">Il sistema mostra la pagina richiesta ed attende un eventuale commit.</text:p>
                <text:p text:style-name="P7"/>
              </text:list-item>
              <text:list-item>
                <text:p text:style-name="P10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43509084" text:style-name="L1">
              <text:list-item>
                <text:p text:style-name="P19">Nome : stringa di caratteri</text:p>
              </text:list-item>
              <text:list-item>
                <text:p text:style-name="P8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1">indirizzo: stringa di caratteri</text:p>
              </text:list-item>
              <text:list-item>
                <text:p text:style-name="P21">telefono: sequenza di interi</text:p>
              </text:list-item>
              <text:list-item>
                <text:p text:style-name="P11">email: stringa di caratteri</text:p>
                <text:p text:style-name="P21"/>
              </text:list-item>
            </text:list>
            <text:list xml:id="list43563580" text:continue-list="list43507693" text:style-name="Numerazione_20_UC">
              <text:list-item>
                <text:p text:style-name="P22"><text:s/><text:span text:style-name="T7">Sbarrando le caselle di interesse dichiara il proprio comune di residenza, la situazione lavorativa ed eventuali rapporti con l'Ateneo e/o comune di Fisciano.</text:span></text:p>
                <text:p text:style-name="P12"><text:span text:style-name="T11"/></text:p>
              </text:list-item>
              <text:list-item>
                <text:p text:style-name="P23"><text:s/><text:span text:style-name="T11">Continua compilando la sezione relativa ai dati bambino:</text:span></text:p>
              </text:list-item>
            </text:list>
            <text:list xml:id="list43543855" text:continue-list="list43509084" text:style-name="L1">
              <text:list-item>
                <text:p text:style-name="P20">Nome : stringa di caratteri</text:p>
              </text:list-item>
              <text:list-item>
                <text:p text:style-name="P9">Cognome: stringa di caratteri</text:p>
              </text:list-item>
              <text:list-item>
                <text:p text:style-name="P20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1">indirizzo: stringa di caratteri</text:p>
              </text:list-item>
            </text:list>
            <text:list xml:id="list43563456" text:continue-list="list43563580" text:style-name="Numerazione_20_UC">
              <text:list-header>
                <text:p text:style-name="P23"><text:span text:style-name="T11"/></text:p>
              </text:list-header>
              <text:list-item>
                <text:p text:style-name="P13"><text:span text:style-name="T11"><text:s/>Sbatta la casella selezionando il tipo di servizio desiderato.</text:span></text:p>
                <text:p text:style-name="P25"><text:span text:style-name="T11"/></text:p>
              </text:list-item>
              <text:list-item>
                <text:p text:style-name="P12"><text:span text:style-name="T6">Sbarra le casella relative al tipo di materiale da allegare alla domanda.</text:span></text:p>
              </text:list-item>
            </text:list>
            <text:list xml:id="list43556033" text:continue-list="list43543855" text:style-name="L1">
              <text:list-header>
                <text:p text:style-name="P14"/>
              </text:list-header>
            </text:list>
            <text:list xml:id="list43544274" text:continue-list="list43563456" text:style-name="Numerazione_20_UC">
              <text:list-item>
                <text:p text:style-name="P16"><text:span text:style-name="T6"><text:s/></text:span><text:span text:style-name="T11">Sottomette la domanda.</text:span></text:p>
              </text:list-item>
            </text:list>
            <text:list xml:id="list43567058" text:continue-list="list43556033" text:style-name="L1">
              <text:list-item>
                <text:list>
                  <text:list-header>
                    <text:p text:style-name="P15"/>
                    <text:p text:style-name="P15"><text:s text:c="26"/>9. Il sistema <text:span text:style-name="T9">mostra</text:span> un messaggio di avvenut<text:span text:style-name="T9">a</text:span> <text:span text:style-name="T9">e </text:span>corretta compilazion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4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07695" text:style-name="L2">
              <text:list-item>
                <text:p text:style-name="P26"><text:s/>Nel caso di errata compilazione dei campi, il sistema mostra all’utente una schermata di errore e invita alla revisione del campo inter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</text:span><text:soft-page-break/><text:span text:style-name="T2">inseriti dall'utente </text:span><text:span text:style-name="T10">il tutto deve avvenire in non più di 7 secondi</text:span><text:span text:style-name="T9">.</text:span></text:p>
          </table:table-cell>
        </table:table-row>
      </table:table>
      <text:p text:style-name="P6">UC_A_3 Compilazione domanda di iscrizione per la categoria altra uten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8S</meta:editing-duration>
    <meta:editing-cycles>13</meta:editing-cycles>
    <meta:generator>LibreOffice/3.6$Windows_x86 LibreOffice_project/da8c1e6-fd468f4-454e206-f42a4a9-143cfd</meta:generator>
    <dc:date>2012-10-23T23:42:01.17</dc:date>
    <meta:document-statistic meta:table-count="1" meta:image-count="0" meta:object-count="0" meta:page-count="2" meta:paragraph-count="39" meta:word-count="296" meta:character-count="1873" meta:non-whitespace-character-count="1609"/>
  </office:meta>
</office:document-meta>
</file>